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D0000003D6E0451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.38cm" svg:height="0.908cm" svg:x="5.989cm" svg:y="11.589cm">
          <draw:image xlink:href="Pictures/100000000000005D0000003D6E045184.png" xlink:type="simple" xlink:show="embed" xlink:actuate="onLoad">
            <text:p/>
          </draw:image>
        </draw:frame>
        <draw:custom-shape draw:style-name="gr2" draw:text-style-name="P2" draw:layer="layout" svg:width="5.001cm" svg:height="5.199cm" svg:x="4.586cm" svg:y="7.7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1.38cm" svg:height="0.909cm" svg:x="7.607cm" svg:y="9.785cm">
          <draw:image xlink:href="Pictures/100000000000005D0000003D6E045184.png" xlink:type="simple" xlink:show="embed" xlink:actuate="onLoad">
            <text:p/>
          </draw:image>
        </draw:frame>
        <draw:frame draw:style-name="gr1" draw:text-style-name="P1" draw:layer="layout" svg:width="1.38cm" svg:height="0.908cm" svg:x="5.407cm" svg:y="9.878cm">
          <draw:image xlink:href="Pictures/100000000000005D0000003D6E045184.png" xlink:type="simple" xlink:show="embed" xlink:actuate="onLoad">
            <text:p/>
          </draw:image>
        </draw:frame>
        <draw:frame draw:style-name="gr1" draw:text-style-name="P1" draw:layer="layout" svg:width="1.381cm" svg:height="0.908cm" svg:x="18.988cm" svg:y="14.588cm">
          <draw:image xlink:href="Pictures/100000000000005D0000003D6E045184.png" xlink:type="simple" xlink:show="embed" xlink:actuate="onLoad">
            <text:p/>
          </draw:image>
        </draw:frame>
        <draw:custom-shape draw:style-name="gr2" draw:text-style-name="P2" draw:layer="layout" svg:width="5.001cm" svg:height="5.199cm" svg:x="17.586cm" svg:y="10.7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1.38cm" svg:height="0.909cm" svg:x="20.607cm" svg:y="12.788cm">
          <draw:image xlink:href="Pictures/100000000000005D0000003D6E045184.png" xlink:type="simple" xlink:show="embed" xlink:actuate="onLoad">
            <text:p/>
          </draw:image>
        </draw:frame>
        <draw:frame draw:style-name="gr1" draw:text-style-name="P1" draw:layer="layout" svg:width="1.381cm" svg:height="0.908cm" svg:x="18.406cm" svg:y="12.877cm">
          <draw:image xlink:href="Pictures/100000000000005D0000003D6E045184.png" xlink:type="simple" xlink:show="embed" xlink:actuate="onLoad">
            <text:p/>
          </draw:image>
        </draw:frame>
        <draw:custom-shape draw:style-name="gr3" draw:text-style-name="P2" draw:layer="layout" svg:width="9.82cm" svg:height="3.492cm" svg:x="8.586cm" svg:y="9.389cm">
          <text:p/>
          <draw:enhanced-geometry svg:viewBox="0 0 9821 3491" draw:type="non-primitive" draw:enhanced-path="M 0 400 A C 6600 0 9820 3490 9820 3490 A N"/>
        </draw:custom-shape>
        <draw:custom-shape draw:style-name="gr3" draw:text-style-name="P2" draw:layer="layout" svg:width="12.819cm" svg:height="5.278cm" svg:x="6.368cm" svg:y="9.508cm">
          <text:p/>
          <draw:enhanced-geometry svg:viewBox="0 0 12821 5280" draw:type="non-primitive" draw:enhanced-path="M 0 605 A C 8616 0 12820 5279 12820 5279 A N"/>
        </draw:custom-shape>
        <draw:custom-shape draw:style-name="gr4" draw:text-style-name="P2" draw:layer="layout" svg:width="1.403cm" svg:height="1.402cm" svg:x="6.985cm" svg:y="10.385cm">
          <text:p/>
          <draw:enhanced-geometry svg:viewBox="0 0 1401 1401" draw:type="non-primitive" draw:enhanced-path="M 0 1400 A C 1400 1000 1200 0 1200 0 A N"/>
        </draw:custom-shape>
        <draw:custom-shape draw:style-name="gr4" draw:text-style-name="P2" draw:layer="layout" svg:width="1.601cm" svg:height="1.402cm" svg:x="19.985cm" svg:y="13.388cm">
          <text:p/>
          <draw:enhanced-geometry svg:viewBox="0 0 1601 1401" draw:type="non-primitive" draw:enhanced-path="M 0 1400 A C 1600 1200 1200 0 1200 0 A N"/>
        </draw:custom-shape>
        <draw:custom-shape draw:style-name="gr5" draw:text-style-name="P2" draw:layer="layout" svg:width="2.201cm" svg:height="2.002cm" svg:x="5.587cm" svg:y="8.189cm">
          <text:p/>
          <draw:enhanced-geometry svg:viewBox="0 0 2201 2001" draw:type="non-primitive" draw:enhanced-path="M 0 2000 A C 1200 0 2200 1800 2200 1800 A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4T11:58:24</meta:creation-date>
    <dc:date>2013-02-14T12:00:43</dc:date>
    <dc:creator>Mikel Aranguren</dc:creator>
    <meta:editing-duration>P0D</meta:editing-duration>
    <meta:editing-cycles>1</meta:editing-cycles>
    <meta:document-statistic meta:object-count="36"/>
    <meta:generator>LibreOffice/3.5$Linux_X86_64 LibreOffice_project/350m1$Build-2</meta:generator>
  </office:meta>
</office:document-meta>
</file>